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8eb019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8eb019" style:font-size-asian="11pt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6fcfb6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4701b83" officeooo:paragraph-rsid="04701b83" style:font-size-asian="11pt" style:font-size-complex="11pt"/>
    </style:style>
    <style:style style:name="P21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3" style:family="paragraph" style:parent-style-name="Footnote">
      <style:text-properties fo:language="en" fo:country="US" officeooo:rsid="00198fdb" officeooo:paragraph-rsid="0240b567"/>
    </style:style>
    <style:style style:name="P24" style:family="paragraph" style:parent-style-name="Standard" style:master-page-name="Standard">
      <style:paragraph-properties style:page-number="auto"/>
      <style:text-properties style:font-name="EB Garamond 12"/>
    </style:style>
    <style:style style:name="P25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6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a83a71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e34ab7" style:font-style-asian="italic" style:font-style-complex="italic"/>
    </style:style>
    <style:style style:name="T5" style:family="text">
      <style:text-properties fo:font-style="italic" officeooo:rsid="04701b83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70d31c" style:font-style-asian="normal" style:font-style-complex="normal"/>
    </style:style>
    <style:style style:name="T11" style:family="text">
      <style:text-properties fo:font-style="normal" officeooo:rsid="03e56dc3" style:font-style-asian="normal" style:font-style-complex="normal"/>
    </style:style>
    <style:style style:name="T12" style:family="text">
      <style:text-properties fo:font-style="normal" officeooo:rsid="03e58314" style:font-style-asian="normal" style:font-style-complex="normal"/>
    </style:style>
    <style:style style:name="T13" style:family="text">
      <style:text-properties fo:font-style="normal" officeooo:rsid="00056c95" style:font-style-asian="normal" style:font-style-complex="normal"/>
    </style:style>
    <style:style style:name="T14" style:family="text">
      <style:text-properties fo:font-style="normal" officeooo:rsid="046d66e3" style:font-style-asian="normal" style:font-style-complex="normal"/>
    </style:style>
    <style:style style:name="T15" style:family="text">
      <style:text-properties fo:font-style="normal" officeooo:rsid="04701b83" style:font-style-asian="normal" style:font-style-complex="normal"/>
    </style:style>
    <style:style style:name="T16" style:family="text">
      <style:text-properties fo:font-style="normal" officeooo:rsid="047344c0" style:font-style-asian="normal" style:font-style-complex="normal"/>
    </style:style>
    <style:style style:name="T17" style:family="text">
      <style:text-properties fo:font-style="normal" officeooo:rsid="0474bb6d" style:font-style-asian="normal" style:font-style-complex="normal"/>
    </style:style>
    <style:style style:name="T18" style:family="text">
      <style:text-properties fo:font-style="normal" officeooo:rsid="0474ea07" style:font-style-asian="normal" style:font-style-complex="normal"/>
    </style:style>
    <style:style style:name="T19" style:family="text">
      <style:text-properties fo:font-style="normal" officeooo:rsid="04767363" style:font-style-asian="normal" style:font-style-complex="normal"/>
    </style:style>
    <style:style style:name="T20" style:family="text">
      <style:text-properties fo:font-style="normal" officeooo:rsid="0477492a" style:font-style-asian="normal" style:font-style-complex="normal"/>
    </style:style>
    <style:style style:name="T21" style:family="text">
      <style:text-properties fo:font-style="normal" officeooo:rsid="04781f4b" style:font-style-asian="normal" style:font-style-complex="normal"/>
    </style:style>
    <style:style style:name="T22" style:family="text">
      <style:text-properties fo:font-style="normal" officeooo:rsid="0478984d" style:font-style-asian="normal" style:font-style-complex="normal"/>
    </style:style>
    <style:style style:name="T23" style:family="text">
      <style:text-properties fo:font-style="normal" officeooo:rsid="047a58aa" style:font-style-asian="normal" style:font-style-complex="normal"/>
    </style:style>
    <style:style style:name="T24" style:family="text">
      <style:text-properties fo:font-style="normal" officeooo:rsid="047be1e1" style:font-style-asian="normal" style:font-style-complex="normal"/>
    </style:style>
    <style:style style:name="T25" style:family="text">
      <style:text-properties fo:font-style="normal" officeooo:rsid="047c0a38" style:font-style-asian="normal" style:font-style-complex="normal"/>
    </style:style>
    <style:style style:name="T26" style:family="text">
      <style:text-properties fo:font-style="normal" officeooo:rsid="047db498" style:font-style-asian="normal" style:font-style-complex="normal"/>
    </style:style>
    <style:style style:name="T27" style:family="text">
      <style:text-properties fo:font-style="normal" officeooo:rsid="047db9c6" style:font-style-asian="normal" style:font-style-complex="normal"/>
    </style:style>
    <style:style style:name="T28" style:family="text">
      <style:text-properties fo:font-style="normal" officeooo:rsid="047ed95e" style:font-style-asian="normal" style:font-style-complex="normal"/>
    </style:style>
    <style:style style:name="T29" style:family="text">
      <style:text-properties fo:font-style="normal" officeooo:rsid="047fe04d" style:font-style-asian="normal" style:font-style-complex="normal"/>
    </style:style>
    <style:style style:name="T30" style:family="text">
      <style:text-properties fo:font-style="normal" officeooo:rsid="0480a07f" style:font-style-asian="normal" style:font-style-complex="normal"/>
    </style:style>
    <style:style style:name="T31" style:family="text">
      <style:text-properties fo:font-style="normal" officeooo:rsid="04824686" style:font-style-asian="normal" style:font-style-complex="normal"/>
    </style:style>
    <style:style style:name="T32" style:family="text">
      <style:text-properties fo:font-style="normal" officeooo:rsid="04827fa4" style:font-style-asian="normal" style:font-style-complex="normal"/>
    </style:style>
    <style:style style:name="T33" style:family="text">
      <style:text-properties fo:font-style="normal" officeooo:rsid="048334e8" style:font-style-asian="normal" style:font-style-complex="normal"/>
    </style:style>
    <style:style style:name="T34" style:family="text">
      <style:text-properties fo:font-style="normal" officeooo:rsid="048413fd" style:font-style-asian="normal" style:font-style-complex="normal"/>
    </style:style>
    <style:style style:name="T35" style:family="text">
      <style:text-properties fo:font-style="normal" officeooo:rsid="04858b65" style:font-style-asian="normal" style:font-style-complex="normal"/>
    </style:style>
    <style:style style:name="T36" style:family="text">
      <style:text-properties fo:font-style="normal" officeooo:rsid="0486b4a5" style:font-style-asian="normal" style:font-style-complex="normal"/>
    </style:style>
    <style:style style:name="T37" style:family="text">
      <style:text-properties fo:font-style="normal" officeooo:rsid="04873c46" style:font-style-asian="normal" style:font-style-complex="normal"/>
    </style:style>
    <style:style style:name="T38" style:family="text">
      <style:text-properties fo:font-style="normal" officeooo:rsid="04874b5f" style:font-style-asian="normal" style:font-style-complex="normal"/>
    </style:style>
    <style:style style:name="T39" style:family="text">
      <style:text-properties fo:font-style="normal" officeooo:rsid="0488c48b" style:font-style-asian="normal" style:font-style-complex="normal"/>
    </style:style>
    <style:style style:name="T40" style:family="text">
      <style:text-properties fo:font-style="normal" officeooo:rsid="04894a80" style:font-style-asian="normal" style:font-style-complex="normal"/>
    </style:style>
    <style:style style:name="T41" style:family="text">
      <style:text-properties fo:font-style="normal" officeooo:rsid="048ad50f" style:font-style-asian="normal" style:font-style-complex="normal"/>
    </style:style>
    <style:style style:name="T42" style:family="text">
      <style:text-properties fo:font-style="normal" officeooo:rsid="048eb019" style:font-style-asian="normal" style:font-style-complex="normal"/>
    </style:style>
    <style:style style:name="T43" style:family="text">
      <style:text-properties fo:font-style="normal" officeooo:rsid="049065cb" style:font-style-asian="normal" style:font-style-complex="normal"/>
    </style:style>
    <style:style style:name="T44" style:family="text">
      <style:text-properties fo:font-style="normal" officeooo:rsid="04918b4f" style:font-style-asian="normal" style:font-style-complex="normal"/>
    </style:style>
    <style:style style:name="T45" style:family="text">
      <style:text-properties fo:font-style="normal" officeooo:rsid="049356da" style:font-style-asian="normal" style:font-style-complex="normal"/>
    </style:style>
    <style:style style:name="T46" style:family="text">
      <style:text-properties fo:font-style="normal" officeooo:rsid="0495b730" style:font-style-asian="normal" style:font-style-complex="normal"/>
    </style:style>
    <style:style style:name="T47" style:family="text">
      <style:text-properties fo:font-style="normal" officeooo:rsid="0496c1ee" style:font-style-asian="normal" style:font-style-complex="normal"/>
    </style:style>
    <style:style style:name="T48" style:family="text">
      <style:text-properties fo:font-style="normal" officeooo:rsid="04986a88" style:font-style-asian="normal" style:font-style-complex="normal"/>
    </style:style>
    <style:style style:name="T49" style:family="text">
      <style:text-properties fo:font-style="normal" officeooo:rsid="049891a2" style:font-style-asian="normal" style:font-style-complex="normal"/>
    </style:style>
    <style:style style:name="T50" style:family="text">
      <style:text-properties fo:font-style="normal" officeooo:rsid="0498cbda" style:font-style-asian="normal" style:font-style-complex="normal"/>
    </style:style>
    <style:style style:name="T51" style:family="text">
      <style:text-properties fo:font-style="normal" officeooo:rsid="0498f494" style:font-style-asian="normal" style:font-style-complex="normal"/>
    </style:style>
    <style:style style:name="T52" style:family="text">
      <style:text-properties fo:font-style="normal" officeooo:rsid="04999064" style:font-style-asian="normal" style:font-style-complex="normal"/>
    </style:style>
    <style:style style:name="T53" style:family="text">
      <style:text-properties fo:font-style="normal" officeooo:rsid="049afb87" style:font-style-asian="normal" style:font-style-complex="normal"/>
    </style:style>
    <style:style style:name="T54" style:family="text">
      <style:text-properties fo:font-style="normal" officeooo:rsid="049b74d0" style:font-style-asian="normal" style:font-style-complex="normal"/>
    </style:style>
    <style:style style:name="T55" style:family="text">
      <style:text-properties fo:font-style="normal" officeooo:rsid="049cf371" style:font-style-asian="normal" style:font-style-complex="normal"/>
    </style:style>
    <style:style style:name="T56" style:family="text">
      <style:text-properties fo:font-style="normal" officeooo:rsid="049eb53b" style:font-style-asian="normal" style:font-style-complex="normal"/>
    </style:style>
    <style:style style:name="T57" style:family="text">
      <style:text-properties fo:font-style="normal" officeooo:rsid="049f987f" style:font-style-asian="normal" style:font-style-complex="normal"/>
    </style:style>
    <style:style style:name="T58" style:family="text">
      <style:text-properties fo:font-style="normal" officeooo:rsid="04a0bd5c" style:font-style-asian="normal" style:font-style-complex="normal"/>
    </style:style>
    <style:style style:name="T59" style:family="text">
      <style:text-properties fo:font-style="normal" officeooo:rsid="04a29a9e" style:font-style-asian="normal" style:font-style-complex="normal"/>
    </style:style>
    <style:style style:name="T60" style:family="text">
      <style:text-properties fo:font-style="normal" officeooo:rsid="04a42907" style:font-style-asian="normal" style:font-style-complex="normal"/>
    </style:style>
    <style:style style:name="T61" style:family="text">
      <style:text-properties fo:font-style="normal" officeooo:rsid="04a4c9a4" style:font-style-asian="normal" style:font-style-complex="normal"/>
    </style:style>
    <style:style style:name="T62" style:family="text">
      <style:text-properties fo:font-style="normal" officeooo:rsid="04a4d2f4" style:font-style-asian="normal" style:font-style-complex="normal"/>
    </style:style>
    <style:style style:name="T63" style:family="text">
      <style:text-properties fo:font-style="normal" officeooo:rsid="04a4d4a3" style:font-style-asian="normal" style:font-style-complex="normal"/>
    </style:style>
    <style:style style:name="T64" style:family="text">
      <style:text-properties fo:font-style="normal" officeooo:rsid="04a54584" style:font-style-asian="normal" style:font-style-complex="normal"/>
    </style:style>
    <style:style style:name="T65" style:family="text">
      <style:text-properties fo:font-style="normal" officeooo:rsid="04a66322" style:font-style-asian="normal" style:font-style-complex="normal"/>
    </style:style>
    <style:style style:name="T66" style:family="text">
      <style:text-properties fo:font-style="normal" officeooo:rsid="04a83a71" style:font-style-asian="normal" style:font-style-complex="normal"/>
    </style:style>
    <style:style style:name="T67" style:family="text">
      <style:text-properties fo:font-style="normal" officeooo:rsid="04a93698" style:font-style-asian="normal" style:font-style-complex="normal"/>
    </style:style>
    <style:style style:name="T68" style:family="text">
      <style:text-properties fo:font-style="normal" officeooo:rsid="04aae790" style:font-style-asian="normal" style:font-style-complex="normal"/>
    </style:style>
    <style:style style:name="T69" style:family="text">
      <style:text-properties officeooo:rsid="000a14f6"/>
    </style:style>
    <style:style style:name="T70" style:family="text">
      <style:text-properties officeooo:rsid="005714b7"/>
    </style:style>
    <style:style style:name="T71" style:family="text">
      <style:text-properties officeooo:rsid="00880dbe"/>
    </style:style>
    <style:style style:name="T72" style:family="text">
      <style:text-properties officeooo:rsid="007c6d62"/>
    </style:style>
    <style:style style:name="T73" style:family="text">
      <style:text-properties officeooo:rsid="01e21ff5"/>
    </style:style>
    <style:style style:name="T74" style:family="text">
      <style:text-properties officeooo:rsid="0233449b"/>
    </style:style>
    <style:style style:name="T75" style:family="text">
      <style:text-properties officeooo:rsid="02317916"/>
    </style:style>
    <style:style style:name="T76" style:family="text">
      <style:text-properties officeooo:rsid="0063a409"/>
    </style:style>
    <style:style style:name="T77" style:family="text">
      <style:text-properties officeooo:rsid="034a2232"/>
    </style:style>
    <style:style style:name="T78" style:family="text">
      <style:text-properties officeooo:rsid="0387836c"/>
    </style:style>
    <style:style style:name="T79" style:family="text">
      <style:text-properties officeooo:rsid="03b4652d"/>
    </style:style>
    <style:style style:name="T80" style:family="text">
      <style:text-properties officeooo:rsid="03b75219"/>
    </style:style>
    <style:style style:name="T81" style:family="text">
      <style:text-properties officeooo:rsid="023d18e5"/>
    </style:style>
    <style:style style:name="T82" style:family="text">
      <style:text-properties officeooo:rsid="00836784"/>
    </style:style>
    <style:style style:name="T83" style:family="text">
      <style:text-properties officeooo:rsid="036e9576"/>
    </style:style>
    <style:style style:name="T84" style:family="text">
      <style:text-properties officeooo:rsid="04701b83"/>
    </style:style>
    <style:style style:name="T85" style:family="text">
      <style:text-properties style:font-name="EB Garamond 12 All SC" fo:font-style="normal" officeooo:rsid="048eb019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8"><text:s text:c="4"/>Wolfgang <text:span text:style-name="T79">Esser-</text:span>Skala, 201<text:span text:style-name="T84">9</text:span></text:p>
      <text:p text:style-name="P18"/>
      <text:p text:style-name="P18"/>
      <text:p text:style-name="P13">© 201<text:span text:style-name="T84">9</text:span> by Wolfgang <text:span text:style-name="T79">Esser-</text:span>Skala. This edition is licensed under the<text:span text:style-name="T77"><text:line-break/></text:span>Creative Commons Attribution<text:span text:style-name="T71">-NonCommercial-ShareAlike</text:span> 4.0 International License.<text:span text:style-name="T77"><text:line-break/></text:span>To view a copy of this license, visit http://creativecommons.org/licenses/by<text:span text:style-name="T72">-nc-sa</text:span>/4.0/.</text:p>
      <text:p text:style-name="P12"/>
      <text:p text:style-name="P14">Music engraving by LilyPond 2.18.0 (http://www.lilypond.org).<text:span text:style-name="T70"><text:line-break/>Front matter</text:span> typeset with EB Garamond (http://www.georgduffner.at/ebgaramond).</text:p>
      <text:p text:style-name="P18"/>
      <text:p text:style-name="P11">First <text:span text:style-name="T73">version</text:span>, <text:span text:style-name="T84">April 2019</text:span></text:p>
      <text:p text:style-name="P26"/>
      <text:p text:style-name="P19">P R E F A C E <text:s text:c="2"/><text:span text:style-name="T1">&amp;</text:span> <text:s text:c="2"/>C R I T I C A L <text:s text:c="2"/>R E P O R T </text:p>
      <text:p text:style-name="P19"/>
      <text:p text:style-name="P1"/>
      <text:p text:style-name="P8">This edition <text:span text:style-name="T6">of the </text:span><text:span text:style-name="T2">M</text:span><text:span text:style-name="T4">i</text:span><text:span text:style-name="T2">ssa </text:span><text:span text:style-name="T5">in D</text:span><text:span text:style-name="T6"> </text:span>bases upon <text:span text:style-name="T76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7"><text:tab/>http://digital.slub-dresden.de/<text:span text:style-name="T7">id42603824X</text:span> (siglum Mus.2973-D-<text:span text:style-name="T84">10</text:span>).</text:p>
      <text:p text:style-name="P3"/>
      <text:p text:style-name="P4">In general, this edition closely follows the <text:span text:style-name="T78">manuscript</text:span>. Any changes <text:span text:style-name="T69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0">K Y R I E</text:p>
      <text:p text:style-name="P5"/>
      <text:p text:style-name="P9"><text:span text:style-name="T1">Bar<text:tab/>Staff<text:tab/>Note</text:span><text:span text:style-name="T9"><text:tab/></text:span><text:span text:style-name="T10"><text:line-break/></text:span><text:span text:style-name="T24">5<text:tab/>vl 1</text:span><text:span text:style-name="T13"><text:note text:id="ftn1" text:note-class="footnote"><text:note-citation>1</text:note-citation><text:note-body><text:p text:style-name="P23">Abbreviations: A, alto; B, bass;<text:span text:style-name="T81"> cor, horn; Ms, manuscript; o</text:span>rg, basses and organ; <text:span text:style-name="T81">r, rest;</text:span> T<text:span text:style-name="T82">, </text:span>tenor; <text:span text:style-name="T83">tr, trumpet; vl</text:span>, violin;<text:span text:style-name="T83"> vla, viola</text:span>.</text:p></text:note-body></text:note></text:span><text:span text:style-name="T24"><text:tab/>6th eighth in Ms: d″8<text:line-break/></text:span><text:span text:style-name="T22">11<text:tab/>org<text:tab/>3rd eighth in Ms: cis8<text:line-break/></text:span><text:span text:style-name="T23">20<text:tab/>org<text:tab/>3rd eighth in Ms: fis8</text:span><text:span text:style-name="T28"><text:line-break/></text:span><text:span text:style-name="T30">21<text:tab/>vl 2<text:tab/>3rd quarter in Ms: d′16–d′16–d′16–d′16<text:line-break/></text:span><text:span text:style-name="T29">28<text:tab/>cor 2<text:tab/>6th to 8th eighth in Ms: e′8–e′4<text:line-break/></text:span><text:span text:style-name="T28">30<text:tab/>vl 2<text:tab/>14th sixteenth in Ms: fis′16</text:span><text:span text:style-name="T23"><text:line-break/></text:span><text:span text:style-name="T16">32</text:span><text:span text:style-name="T12"><text:tab/></text:span><text:span text:style-name="T16">T 1</text:span><text:span text:style-name="T12"><text:tab/></text:span><text:span text:style-name="T16">2nd eighth in Ms: cis′8</text:span><text:span text:style-name="T17"><text:line-break/>36<text:tab/>T 2<text:tab/>4th eighth in Ms: b8</text:span><text:span text:style-name="T25"><text:line-break/>38<text:tab/>vl 1<text:tab/>1st quarter in Ms: a′16–gis′16–a′8</text:span><text:span text:style-name="T26"><text:line-break/>55<text:tab/>vl 1<text:tab/>2nd eighth in Ms: a′8</text:span><text:span text:style-name="T20"><text:line-break/>57<text:tab/>org<text:tab/>3rd eighth in Ms: fis8</text:span><text:span text:style-name="T21"><text:line-break/>62<text:tab/>B<text:tab/>2nd half of bar in Ms: a4.–ais8</text:span><text:span text:style-name="T18"><text:line-break/>69<text:tab/>T 2<text:tab/>3rd quarter in Ms: cis′4</text:span><text:span text:style-name="T19"><text:line-break/></text:span><text:span text:style-name="T27">76<text:tab/>vl 1<text:tab/>2nd half of bar in Ms: d′8–d″8–e′8–d″8<text:line-break/></text:span><text:span text:style-name="T19">76<text:tab/>T 2<text:tab/>1st quarter in Ms: a4</text:span><text:span text:style-name="T31"><text:line-break/><text:line-break/></text:span><text:span text:style-name="T35">85<text:tab/>org<text:tab/></text:span><text:span text:style-name="T37">3rd</text:span><text:span text:style-name="T35"> quarter in Ms: fis4<text:line-break/></text:span><text:span text:style-name="T36">107<text:tab/>vl 2<text:tab/>bar missing in Ms</text:span><text:span text:style-name="T37"><text:line-break/>119<text:tab/>vl 2<text:tab/>5th eighth in Ms: g″8</text:span><text:span text:style-name="T36"><text:line-break/></text:span><text:span text:style-name="T33">122<text:tab/>T 1<text:tab/>bar in Ms: f′4–f′4–f′4<text:line-break/></text:span><text:span text:style-name="T31">124<text:tab/>T 1<text:tab/>bar in Ms: c′2.</text:span><text:span text:style-name="T34"><text:line-break/>138<text:tab/>vl 1<text:tab/>5th eighth in Ms: f″8</text:span><text:span text:style-name="T38"><text:line-break/>161<text:tab/>vl 2<text:tab/>2nd quarter in Ms: g′8–a′8</text:span><text:span text:style-name="T32"><text:line-break/>173<text:tab/>T 1, 2<text:tab/>bar in Ms: g2.</text:span><text:span text:style-name="T39"><text:line-break/><text:line-break/>271<text:tab/>T 1<text:tab/>bar in Ms: g′2.–a′8–g′8</text:span><text:span text:style-name="T41"><text:line-break/>281f<text:tab/>T 2<text:tab/>bars in Ms: d2–d′2–d′1</text:span><text:span text:style-name="T40"><text:line-break/>286<text:tab/>vl 1<text:tab/>2nd quarter in Ms: b′4</text:span><text:span text:style-name="T42"><text:line-break/><text:line-break/><text:line-break/><text:line-break/></text:span><text:span text:style-name="T85">G L O R I A</text:span></text:p>
      <text:p text:style-name="P6"/>
      <text:p text:style-name="P27"><text:span text:style-name="T1">Bar<text:tab/>Staff<text:tab/>Note</text:span><text:span text:style-name="T9"><text:tab/></text:span><text:span text:style-name="T10"><text:line-break/></text:span><text:span text:style-name="T45">4<text:tab/>vl 1<text:tab/>1st eighth in Ms: d′8</text:span><text:span text:style-name="T46"><text:line-break/></text:span><text:span text:style-name="T47">11<text:tab/>vl 2<text:tab/>in Ms unison with vl 1<text:line-break/></text:span><text:span text:style-name="T46">19<text:tab/>vl 1<text:tab/>2nd eighth in Ms: fis″16–g″16</text:span><text:span text:style-name="T45"><text:line-break/></text:span><text:span text:style-name="T44">21f<text:tab/>B<text:tab/>bars in Ms: d′4.–d8–d4–B4.–B8–B4<text:line-break/></text:span><text:span text:style-name="T24">5</text:span><text:span text:style-name="T42">4<text:tab/>T 1<text:tab/>last quarter in Ms: b4</text:span><text:span text:style-name="T50"><text:line-break/>68<text:tab/>cor 2<text:tab/>bar in Ms: g′2–g′4</text:span><text:span text:style-name="T48"><text:line-break/>77<text:tab/>vl 2<text:tab/>1st eighth in Ms: fis″8</text:span><text:span text:style-name="T43"><text:line-break/>77<text:tab/>T 2<text:tab/>bar in Ms: a2–a4</text:span><text:span text:style-name="T49"><text:line-break/>87f<text:tab/>vl 2<text:tab/></text:span><text:span text:style-name="T47">in Ms unison with vl 1</text:span><text:span text:style-name="T51"><text:line-break/></text:span><text:span text:style-name="T53"><text:line-break/></text:span><text:span text:style-name="T52">108–220<text:tab/>org<text:tab/>In the Ms, bass figures only appear in bars 142, 158,</text:span><text:span text:style-name="T55"><text:line-break/><text:tab/><text:tab/></text:span><text:span text:style-name="T52">and 161. The remaining figures were added by the editor.</text:span><text:span text:style-name="T54"><text:line-break/></text:span><text:soft-page-break/><text:span text:style-name="T62">113<text:tab/>vl 2<text:tab/>2nd eighth in Ms: g′16–a′16</text:span><text:span text:style-name="T67"><text:line-break/>129<text:tab/>vl 1<text:tab/>1st quarter in Ms: g′8–b″16–g″16</text:span><text:span text:style-name="T62"><text:line-break/></text:span><text:span text:style-name="T56">142<text:tab/>vl 1<text:tab/>grace note missing in </text:span><text:span text:style-name="T57">M</text:span><text:span text:style-name="T56">s</text:span><text:span text:style-name="T58"><text:line-break/></text:span><text:span text:style-name="T56">14</text:span><text:span text:style-name="T58">4</text:span><text:span text:style-name="T56"><text:tab/>vl 1<text:tab/>grace note missing in </text:span><text:span text:style-name="T57">M</text:span><text:span text:style-name="T56">s<text:line-break/></text:span><text:span text:style-name="T54">143<text:tab/>T 1<text:tab/>last sixteenth in Ms: b16</text:span><text:span text:style-name="T63"><text:line-break/>148<text:tab/>vl 2<text:tab/>last eighth in Ms: d′8</text:span><text:span text:style-name="T52"><text:line-break/></text:span><text:span text:style-name="T59">155<text:tab/>vl 1<text:tab/>1st eighth in Ms: g′8</text:span><text:span text:style-name="T60"><text:line-break/></text:span><text:span text:style-name="T56">1</text:span><text:span text:style-name="T60">56</text:span><text:span text:style-name="T56"><text:tab/>vl 1<text:tab/>grace note missing in </text:span><text:span text:style-name="T57">M</text:span><text:span text:style-name="T56">s</text:span><text:span text:style-name="T64"><text:line-break/>178<text:tab/>vl 2<text:tab/>1st eighth in Ms: d′</text:span><text:span text:style-name="T65">8</text:span><text:span text:style-name="T59"><text:line-break/></text:span><text:span text:style-name="T51">181<text:tab/>org<text:tab/>1st eighth in Ms: d′8</text:span><text:span text:style-name="T61"><text:line-break/>204<text:tab/>vl 1<text:tab/>1st eighth in Ms: g′8</text:span><text:span text:style-name="T68"><text:line-break/>215<text:tab/>vl 2<text:tab/>1st quarter in Ms: g′8–d″16–b′16</text:span><text:span text:style-name="T66"><text:line-break/>216<text:tab/>vl 2<text:tab/>bar in Ms: a′4.–a′16–fis′16</text:span><text:span text:style-name="T11"><text:line-break/></text:span><text:span text:style-name="T14"><text:line-break/><text:line-break/><text:line-break/><text:line-break/><text:line-break/><text:line-break/><text:line-break/></text:span></text:p>
      <text:p text:style-name="P2">This edition has been compiled and checked with utmost diligence. Nevertheless, errors and mistakes cannot be totally excluded. Please report any errors and mistakes to <text:span text:style-name="T75">wolfgang</text:span> (at) <text:span text:style-name="T74">esser-skala</text:span>.at<text:span text:style-name="T75"> or create an issue or pull request on the edition’s GitHub page (https://github.com/skafdasschaf/ gassmann-missa-in-D)</text:span>. Your help will be greatly appreciated.</text:p>
      <text:p text:style-name="P10"/>
      <text:p text:style-name="P10"/>
      <text:p text:style-name="P10"><text:span text:style-name="T8">Salzburg, </text:span><text:span text:style-name="T15">April 2019</text:span><text:line-break/>Wolfgang <text:span text:style-name="T79">Esser-</text:span>Skala</text:p>
      <text:p text:style-name="P25"/>
      <text:p text:style-name="P22"><text:span text:style-name="T77"><text:line-break/></text:span>C O N T E N T S</text:p>
      <text:p text:style-name="P16"/>
      <text:p text:style-name="P15"/>
      <text:p text:style-name="P17"><text:span text:style-name="T3">Kyrie</text:span><text:span text:style-name="T80"><text:line-break/><text:tab/>1.1<text:tab/>Kyrie<text:tab/>3<text:line-break/><text:tab/>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4-13T21:10:04.232937158</dc:date>
    <dc:creator>Wolfgang Skala</dc:creator>
    <meta:editing-duration>P12DT4H43M21S</meta:editing-duration>
    <meta:editing-cycles>1116</meta:editing-cycles>
    <meta:generator>LibreOffice/4.2.8.2$Linux_X86_64 LibreOffice_project/420m0$Build-2</meta:generator>
    <meta:document-statistic meta:table-count="0" meta:image-count="1" meta:object-count="0" meta:page-count="6" meta:paragraph-count="16" meta:word-count="701" meta:character-count="3518" meta:non-whitespace-character-count="2831"/>
  </office:meta>
</office:document-meta>
</file>